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F9000000C9F0140E06.wmf"/>
  <manifest:file-entry manifest:media-type="" manifest:full-path="Pictures/2000000700000FB5000000C94FDA4EA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Standard">
      <style:paragraph-properties fo:margin-top="0in" fo:margin-bottom="1in" style:line-height-at-least="0.139in" fo:orphans="2" fo:widows="2"/>
    </style:style>
    <style:style style:name="P3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bullet">
      <style:paragraph-properties fo:margin-top="0in" fo:margin-bottom="0.028in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body">
      <style:paragraph-properties fo:text-align="start" style:justify-single-word="false"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 style:parent-style-name="Heading_20_3">
      <style:paragraph-properties fo:margin-top="0.0417in" fo:margin-bottom="0.0693in" fo:orphans="2" fo:widows="2"/>
    </style:style>
    <style:style style:name="P11" style:family="paragraph" style:parent-style-name="Heading_20_2">
      <style:paragraph-properties fo:margin-top="0in" fo:margin-bottom="0.0972in" fo:orphans="2" fo:widows="2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style="italic" style:font-style-asian="italic" style:font-name-complex="Courier New1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 fo:font-style="italic" style:font-style-asian="italic" style:font-style-complex="italic"/>
    </style:style>
    <style:style style:name="T5" style:family="text">
      <style:text-properties fo:color="#ff3333" style:font-name="Courier New" fo:font-style="italic" style:font-style-asian="italic" style:font-name-complex="Courier New1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2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3" draw:name="Picture 67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8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9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0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1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2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3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4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5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6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7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8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9" draw:style-name="gr2" draw:text-style-name="P12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9" text:outline-level="1">Enterprise Java Beans</text:h>
      <text:p text:style-name="P2"><text:bookmark text:name="_GoBack"/><draw:frame draw:style-name="fr1" draw:name="graphics1" text:anchor-type="as-char" svg:width="6.5in" svg:height="0.1346in" draw:z-index="16"><draw:image xlink:href="Pictures/20000007000025F9000000C9F0140E06.wmf" xlink:type="simple" xlink:show="embed" xlink:actuate="onLoad"/></draw:frame></text:p>
      <text:p text:style-name="P7">Enterprise Java Beans (<text:alphabetical-index-mark-start text:id="IMark76541284" text:main-entry="true"/>EJB<text:alphabetical-index-mark-end text:id="IMark76541284"/>) is a component architecture for development and deployment of distributed business applications. Java Data Objects is a suitable component for integration with <text:alphabetical-index-mark-start text:id="IMark76657676" text:main-entry="true"/>EJB<text:alphabetical-index-mark-end text:id="IMark76657676"/>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11" text:outline-level="2">Session Beans</text:h>
      <text:p text:style-name="P7">A <text:alphabetical-index-mark-start text:id="IMark76657676" text:main-entry="true"/>session bean<text:alphabetical-index-mark-end text:id="IMark76657676"/><text:alphabetical-index-mark text:string-value="session bean" text:main-entry="true"/>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<text:alphabetical-index-mark-start text:id="IMark85516532" text:main-entry="true"/>session bean<text:alphabetical-index-mark-end text:id="IMark85516532"/>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10" text:outline-level="3">Stateless <text:alphabetical-index-mark-start text:id="IMark85516532" text:main-entry="true"/>Session Bean<text:alphabetical-index-mark-end text:id="IMark85516532"/>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<text:alphabetical-index-mark-start text:id="IMark85516532" text:main-entry="true"/>session bean<text:alphabetical-index-mark-end text:id="IMark85516532"/> might be dispatched by the container to any of the available beans in the ready pool.</text:p>
      <text:p text:style-name="P8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10" text:outline-level="3">Stateful <text:alphabetical-index-mark-start text:id="IMark76541284" text:main-entry="true"/>Session Bean<text:alphabetical-index-mark-end text:id="IMark76541284"/> with Container Managed Transactions</text:h>
      <text:p text:style-name="P7">Stateful session beans are service objects that are created for a particular user, and may have state between business methods. A business method invocation on a remote reference to a stateful <text:alphabetical-index-mark-start text:id="IMark76541284" text:main-entry="true"/>session bean<text:alphabetical-index-mark-end text:id="IMark76541284"/>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10" text:outline-level="3">Stateless <text:alphabetical-index-mark-start text:id="IMark85516532" text:main-entry="true"/>Session Bean<text:alphabetical-index-mark-end text:id="IMark85516532"/> with Bean Managed Transactions</text:h>
      <text:p text:style-name="P7">Bean managed transactions offer additional flexibility to the <text:alphabetical-index-mark-start text:id="IMark85516532" text:main-entry="true"/>session bean<text:alphabetical-index-mark-end text:id="IMark85516532"/>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8">If the bean developer directly uses UserTransaction, then the PersistenceManager must be acquired from the <text:span text:style-name="T1">PersistenceManagerFactory</text:span> only after establishing the correct trans–action context of <text:span text:style-name="T1">UserTransaction</text:span>. <text:span text:style-name="Assertion">A16.1.3-1 [</text:span>During the <text:span text:style-name="T1">getPersistenceManager</text:span> method, the <text:span text:style-name="T1">PersistenceManager</text:span> will be enlisted in the <text:span text:style-name="T1">UserTransaction</text:span>.<text:span text:style-name="Assertion">]</text:span>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<text:soft-page-break/>•<text:tab/>javax.jdo.Transaction</text:p>
      <text:p text:style-name="P8">If the bean developer chooses to use the same <text:span text:style-name="T1">PersistenceManager</text:span> for multiple transactions, then transaction completion must be done entirely by using the <text:span text:style-name="T1">javax.jdo.<text:line-break/>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<text:span text:style-name="Assertion">A16.1.3-2 [</text:span>The <text:span text:style-name="T1">PersistenceManager</text:span> will automatically begin the <text:span text:style-name="T1">UserTransaction</text:span> during <text:span text:style-name="T1">javax.jdo.Transaction.begin</text:span><text:span text:style-name="Assertion">]</text:span> and <text:span text:style-name="Assertion">A16.1.3-3 [</text:span>automatically commit the <text:span text:style-name="T1">UserTransaction</text:span> during <text:span text:style-name="T1">javax.jdo.Transaction.commit</text:span>.<text:span text:style-name="Assertion">]</text:span></text:p>
      <text:h text:style-name="P10" text:outline-level="3">Stateful <text:alphabetical-index-mark-start text:id="IMark76541284" text:main-entry="true"/>Session Bean<text:alphabetical-index-mark-end text:id="IMark76541284"/>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2.7917in" svg:height="0.1346in" draw:z-index="2"><draw:image xlink:href="Pictures/2000000700000FB5000000C94FDA4EAC.wmf" xlink:type="simple" xlink:show="embed" xlink:actuate="onLoad"/></draw:frame></text:p>
      <text:h text:style-name="P11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2-06-24T15:58:45.16</meta:creation-date>
    <meta:editing-duration>PT30M41S</meta:editing-duration>
    <meta:generator>OpenOffice/4.1.10$Win32 OpenOffice.org_project/4110m2$Build-9807</meta:generator>
    <dc:title>JDO_Chapter</dc:title>
    <dc:date>2021-09-05T15:14:58.09</dc:date>
    <meta:document-statistic meta:table-count="0" meta:image-count="3" meta:object-count="0" meta:page-count="3" meta:paragraph-count="36" meta:word-count="966" meta:character-count="69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